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ed071" officeooo:paragraph-rsid="000ed071"/>
    </style:style>
    <style:style style:name="P2" style:family="paragraph" style:parent-style-name="Standard">
      <style:text-properties officeooo:rsid="000ed071" officeooo:paragraph-rsid="000ed071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93549"/>
    </style:style>
    <style:style style:name="P4" style:family="paragraph" style:parent-style-name="Standard">
      <style:text-properties officeooo:rsid="000ed071" officeooo:paragraph-rsid="000ed071" fo:background-color="#193549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e1efff" loext:opacity="100%" fo:background-color="#193549"/>
    </style:style>
    <style:style style:name="P6" style:family="paragraph" style:parent-style-name="Standard">
      <style:text-properties fo:font-size="20pt" fo:font-weight="bold" officeooo:rsid="000ed071" officeooo:paragraph-rsid="000ed071" style:font-size-asian="20pt" style:font-weight-asian="bold" style:font-size-complex="20pt" style:font-weight-complex="bold"/>
    </style:style>
    <style:style style:name="T1" style:family="text">
      <style:text-properties fo:color="#ffc600" loext:opacity="100%"/>
    </style:style>
    <style:style style:name="T2" style:family="text">
      <style:text-properties fo:color="#9effff" loext:opacity="100%"/>
    </style:style>
    <style:style style:name="T3" style:family="text">
      <style:text-properties fo:color="#ffffff" loext:opacity="100%"/>
    </style:style>
    <style:style style:name="T4" style:family="text">
      <style:text-properties fo:color="#ff9d00" loext:opacity="100%"/>
    </style:style>
    <style:style style:name="T5" style:family="text">
      <style:text-properties fo:color="#ff628c" loext:opacity="100%"/>
    </style:style>
    <style:style style:name="T6" style:family="text">
      <style:text-properties fo:color="#e1efff" loext:opacity="100%"/>
    </style:style>
    <style:style style:name="T7" style:family="text">
      <style:text-properties fo:color="#3ad900" loext:opacity="100%"/>
    </style:style>
    <style:style style:name="T8" style:family="text">
      <style:text-properties fo:color="#ffee80" loext:opacity="100%"/>
    </style:style>
    <style:style style:name="T9" style:family="text">
      <style:text-properties fo:color="#80ffbb" loext:opacity="100%"/>
    </style:style>
    <style:style style:name="T10" style:family="text">
      <style:text-properties fo:color="#92fc79" loext:opacity="100%"/>
    </style:style>
    <style:style style:name="T11" style:family="text">
      <style:text-properties fo:color="#a5ff9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</text:p>
      <text:p text:style-name="P2"/>
      <text:p text:style-name="P4">/*</text:p>
      <text:p text:style-name="P3">Escribe un algoritmo en Javascript que calcule o factorial dun número.</text:p>
      <text:p text:style-name="P3">*/</text:p>
      <text:p text:style-name="Standard"/>
      <text:p text:style-name="P3"><text:span text:style-name="T1">var</text:span><text:span text:style-name="T2"> </text:span><text:span text:style-name="T3">numero</text:span><text:span text:style-name="T2"> </text:span><text:span text:style-name="T4">=</text:span><text:span text:style-name="T2"> </text:span><text:span text:style-name="T5">21</text:span><text:span text:style-name="T6">;</text:span></text:p>
      <text:p text:style-name="P3"><text:span text:style-name="T1">var</text:span><text:span text:style-name="T2"> </text:span><text:span text:style-name="T3">factor</text:span><text:span text:style-name="T2"> </text:span><text:span text:style-name="T4">=</text:span><text:span text:style-name="T2"> </text:span><text:span text:style-name="T5">1</text:span><text:span text:style-name="T6">;</text:span></text:p>
      <text:p text:style-name="Standard"/>
      <text:p text:style-name="P3"><text:span text:style-name="T4">for</text:span><text:span text:style-name="T6">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5">1</text:span><text:span text:style-name="T6">;</text:span><text:span text:style-name="T3"> i </text:span><text:span text:style-name="T4">&lt;=</text:span><text:span text:style-name="T3"> numero</text:span><text:span text:style-name="T6">;</text:span><text:span text:style-name="T3"> i</text:span><text:span text:style-name="T4">++</text:span><text:span text:style-name="T6">){</text:span></text:p>
      <text:p text:style-name="P3"><text:span text:style-name="T2">    </text:span><text:span text:style-name="T3">factor</text:span><text:span text:style-name="T2"> </text:span><text:span text:style-name="T4">*=</text:span><text:span text:style-name="T2"> </text:span><text:span text:style-name="T3">i</text:span><text:span text:style-name="T6">;</text:span></text:p>
      <text:p text:style-name="P5">}</text:p>
      <text:p text:style-name="Standard"/>
      <text:p text:style-name="P3"><text:span text:style-name="T3">console</text:span><text:span text:style-name="T6">.</text:span><text:span text:style-name="T1">log</text:span><text:span text:style-name="T6">(</text:span><text:span text:style-name="T7">`</text:span><text:span text:style-name="T8">${</text:span><text:span text:style-name="T3">factor</text:span><text:span text:style-name="T8">}</text:span><text:span text:style-name="T7"> es el factorial de </text:span><text:span text:style-name="T8">${</text:span><text:span text:style-name="T3">numero</text:span><text:span text:style-name="T8">}</text:span><text:span text:style-name="T7">`</text:span><text:span text:style-name="T6">)</text:span></text:p>
      <text:p text:style-name="P2"/>
      <text:p text:style-name="P2"/>
      <text:p text:style-name="P6">Ejercicio 2</text:p>
      <text:p text:style-name="P2"/>
      <text:p text:style-name="P4">/*</text:p>
      <text:p text:style-name="P3">Escribe un algoritmo en Javascript que dado un número aleatorio </text:p>
      <text:p text:style-name="P3">de números do 1 ao 100, os meta a todos nun array e fágao o </text:p>
      <text:p text:style-name="P3">proceso de depuración nun conxunto para que non quede ningún </text:p>
      <text:p text:style-name="P3">repetido.</text:p>
      <text:p text:style-name="P3">*/</text:p>
      <text:p text:style-name="Standard"/>
      <text:p text:style-name="P3"><text:span text:style-name="T1">let</text:span><text:span text:style-name="T2"> </text:span><text:span text:style-name="T3">numeroRandm</text:span><text:span text:style-name="T2"> </text:span><text:span text:style-name="T4">=</text:span><text:span text:style-name="T2"> </text:span><text:span text:style-name="T5">0</text:span><text:span text:style-name="T6">;</text:span></text:p>
      <text:p text:style-name="Standard"/>
      <text:p text:style-name="P3"><text:span text:style-name="T1">let</text:span><text:span text:style-name="T2"> </text:span><text:span text:style-name="T3">numeros</text:span><text:span text:style-name="T2"> </text:span><text:span text:style-name="T4">=</text:span><text:span text:style-name="T2"> </text:span><text:span text:style-name="T6">[];</text:span></text:p>
      <text:p text:style-name="Standard"/>
      <text:p text:style-name="P3"><text:span text:style-name="T1">let</text:span><text:span text:style-name="T2"> </text:span><text:span text:style-name="T3">numerosNoRepe</text:span><text:span text:style-name="T2"> </text:span><text:span text:style-name="T4">=</text:span><text:span text:style-name="T2"> </text:span><text:span text:style-name="T6">[];</text:span></text:p>
      <text:p text:style-name="Standard"/>
      <text:p text:style-name="P3"><text:span text:style-name="T1">var</text:span><text:span text:style-name="T2"> </text:span><text:span text:style-name="T3">repetido</text:span><text:span text:style-name="T2"> </text:span><text:span text:style-name="T4">=</text:span><text:span text:style-name="T2"> </text:span><text:span text:style-name="T5">false</text:span><text:span text:style-name="T6">;</text:span></text:p>
      <text:p text:style-name="Standard"/>
      <text:p text:style-name="P3"><text:span text:style-name="T4">for</text:span><text:span text:style-name="T6">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5">1</text:span><text:span text:style-name="T6">;</text:span><text:span text:style-name="T3"> i </text:span><text:span text:style-name="T4">&lt;</text:span><text:span text:style-name="T3"> </text:span><text:span text:style-name="T5">100</text:span><text:span text:style-name="T6">;</text:span><text:span text:style-name="T3"> i</text:span><text:span text:style-name="T4">++</text:span><text:span text:style-name="T6">){</text:span></text:p>
      <text:p text:style-name="P3"><text:span text:style-name="T2">    </text:span><text:span text:style-name="T3">numeroRandm</text:span><text:span text:style-name="T2"> </text:span><text:span text:style-name="T4">=</text:span><text:span text:style-name="T2"> </text:span><text:span text:style-name="T3">Math</text:span><text:span text:style-name="T6">.</text:span><text:span text:style-name="T1">floor</text:span><text:span text:style-name="T6">(</text:span><text:span text:style-name="T3">Math</text:span><text:span text:style-name="T6">.</text:span><text:span text:style-name="T1">random</text:span><text:span text:style-name="T6">()</text:span><text:span text:style-name="T2"> </text:span><text:span text:style-name="T4">*</text:span><text:span text:style-name="T2"> </text:span><text:span text:style-name="T5">100</text:span><text:span text:style-name="T6">);</text:span></text:p>
      <text:p text:style-name="P3"><text:span text:style-name="T2">    </text:span><text:span text:style-name="T3">numeros</text:span><text:span text:style-name="T6">.</text:span><text:span text:style-name="T1">push</text:span><text:span text:style-name="T6">(</text:span><text:span text:style-name="T3">numeroRandm</text:span><text:span text:style-name="T6">);</text:span></text:p>
      <text:p text:style-name="P5">}</text:p>
      <text:p text:style-name="Standard"/>
      <text:p text:style-name="P3"><text:span text:style-name="T3">console</text:span><text:span text:style-name="T6">.</text:span><text:span text:style-name="T1">log</text:span><text:span text:style-name="T6">(</text:span><text:span text:style-name="T3">numeros</text:span><text:span text:style-name="T6">);</text:span></text:p>
      <text:p text:style-name="Standard"/>
      <text:p text:style-name="P3"><text:span text:style-name="T4">for</text:span><text:span text:style-name="T6">(</text:span><text:span text:style-name="T1">let</text:span><text:span text:style-name="T2"> </text:span><text:span text:style-name="T3">a</text:span><text:span text:style-name="T2"> </text:span><text:span text:style-name="T4">=</text:span><text:span text:style-name="T2"> </text:span><text:span text:style-name="T5">0</text:span><text:span text:style-name="T6">;</text:span><text:span text:style-name="T3"> a </text:span><text:span text:style-name="T4">&lt;</text:span><text:span text:style-name="T3"> numerosNoRepe</text:span><text:span text:style-name="T6">.</text:span><text:span text:style-name="T2">length</text:span><text:span text:style-name="T6">;</text:span><text:span text:style-name="T3"> a</text:span><text:span text:style-name="T4">++</text:span><text:span text:style-name="T6">){</text:span></text:p>
      <text:p text:style-name="P3"><text:span text:style-name="T2">    </text:span><text:span text:style-name="T4">if</text:span><text:span text:style-name="T6">(</text:span><text:span text:style-name="T3">numeroRandm</text:span><text:span text:style-name="T2"> </text:span><text:span text:style-name="T4">==</text:span><text:span text:style-name="T2"> </text:span><text:span text:style-name="T3">numerosNoRepe</text:span><text:span text:style-name="T6">.</text:span><text:span text:style-name="T2">length</text:span><text:span text:style-name="T6">[</text:span><text:span text:style-name="T3">a</text:span><text:span text:style-name="T6">]){</text:span></text:p>
      <text:p text:style-name="P3"><text:span text:style-name="T2">        </text:span><text:span text:style-name="T3">repetido</text:span><text:span text:style-name="T2"> </text:span><text:span text:style-name="T4">=</text:span><text:span text:style-name="T2"> </text:span><text:span text:style-name="T5">true</text:span><text:span text:style-name="T6">;</text:span></text:p>
      <text:p text:style-name="P3"><text:span text:style-name="T2">        </text:span><text:span text:style-name="T4">break</text:span><text:span text:style-name="T6">;</text:span></text:p>
      <text:p text:style-name="P3"><text:span text:style-name="T2">    </text:span><text:span text:style-name="T6">}</text:span></text:p>
      <text:p text:style-name="P5">}</text:p>
      <text:p text:style-name="Standard"/>
      <text:p text:style-name="P3"><text:span text:style-name="T4">if</text:span><text:span text:style-name="T6">(</text:span><text:span text:style-name="T4">!</text:span><text:span text:style-name="T3">repetido</text:span><text:span text:style-name="T6">){</text:span></text:p>
      <text:p text:style-name="P3"><text:span text:style-name="T2">    </text:span><text:span text:style-name="T3">numerosNoRepe</text:span><text:span text:style-name="T6">.</text:span><text:span text:style-name="T1">push</text:span><text:span text:style-name="T6">(</text:span><text:span text:style-name="T3">numeros</text:span><text:span text:style-name="T6">);</text:span></text:p>
      <text:p text:style-name="P5"><text:soft-page-break/>}</text:p>
      <text:p text:style-name="Standard"/>
      <text:p text:style-name="P3"><text:span text:style-name="T3">console</text:span><text:span text:style-name="T6">.</text:span><text:span text:style-name="T1">log</text:span><text:span text:style-name="T6">(</text:span><text:span text:style-name="T3">numerosNoRepe</text:span><text:span text:style-name="T6">);</text:span></text:p>
      <text:p text:style-name="P2"/>
      <text:p text:style-name="P2"/>
      <text:p text:style-name="P6">Ejercicio 3</text:p>
      <text:p text:style-name="P2"/>
      <text:p text:style-name="P4">/*</text:p>
      <text:p text:style-name="P3">Crea un mapa que almacene 10 nomes de froita e o seu prezo. </text:p>
      <text:p text:style-name="P3">Calcula finalmente o importe total da compra realizada.</text:p>
      <text:p text:style-name="P3">Naranxas. 10€</text:p>
      <text:p text:style-name="Standard"/>
      <text:p text:style-name="P3">Peras. 20€</text:p>
      <text:p text:style-name="Standard"/>
      <text:p text:style-name="P3">Total: 30€</text:p>
      <text:p text:style-name="Standard"/>
      <text:p text:style-name="P3">Con IVA: 69,6 (iva do 16%).</text:p>
      <text:p text:style-name="P3">*/</text:p>
      <text:p text:style-name="Standard"/>
      <text:p text:style-name="P3"><text:span text:style-name="T1">let</text:span><text:span text:style-name="T2"> </text:span><text:span text:style-name="T3">total</text:span><text:span text:style-name="T2"> </text:span><text:span text:style-name="T4">=</text:span><text:span text:style-name="T2"> </text:span><text:span text:style-name="T5">0</text:span><text:span text:style-name="T6">;</text:span></text:p>
      <text:p text:style-name="Standard"/>
      <text:p text:style-name="P3"><text:span text:style-name="T1">let</text:span><text:span text:style-name="T2"> </text:span><text:span text:style-name="T3">compra</text:span><text:span text:style-name="T2"> </text:span><text:span text:style-name="T4">=</text:span><text:span text:style-name="T2"> </text:span><text:span text:style-name="T4">new</text:span><text:span text:style-name="T2"> </text:span><text:span text:style-name="T9">Map</text:span><text:span text:style-name="T6">([</text:span></text:p>
      <text:p text:style-name="P3"><text:span text:style-name="T2">    </text:span><text:span text:style-name="T6">[</text:span><text:span text:style-name="T10">"</text:span><text:span text:style-name="T11">Pera</text:span><text:span text:style-name="T10">"</text:span><text:span text:style-name="T6">,</text:span><text:span text:style-name="T2"> </text:span><text:span text:style-name="T5">20</text:span><text:span text:style-name="T6">],</text:span></text:p>
      <text:p text:style-name="P3"><text:span text:style-name="T2">    </text:span><text:span text:style-name="T6">[</text:span><text:span text:style-name="T10">"</text:span><text:span text:style-name="T11">Naranxas</text:span><text:span text:style-name="T10">"</text:span><text:span text:style-name="T6">,</text:span><text:span text:style-name="T2"> </text:span><text:span text:style-name="T5">10</text:span><text:span text:style-name="T6">],</text:span></text:p>
      <text:p text:style-name="P3"><text:span text:style-name="T2">    </text:span><text:span text:style-name="T6">[</text:span><text:span text:style-name="T10">"</text:span><text:span text:style-name="T11">Manzás</text:span><text:span text:style-name="T10">"</text:span><text:span text:style-name="T6">,</text:span><text:span text:style-name="T2"> </text:span><text:span text:style-name="T5">15</text:span><text:span text:style-name="T6">],</text:span></text:p>
      <text:p text:style-name="P3"><text:span text:style-name="T2">    </text:span><text:span text:style-name="T6">[</text:span><text:span text:style-name="T10">"</text:span><text:span text:style-name="T11">Limons</text:span><text:span text:style-name="T10">"</text:span><text:span text:style-name="T6">,</text:span><text:span text:style-name="T2"> </text:span><text:span text:style-name="T5">21</text:span><text:span text:style-name="T6">],</text:span></text:p>
      <text:p text:style-name="P3"><text:span text:style-name="T2">    </text:span><text:span text:style-name="T6">[</text:span><text:span text:style-name="T10">"</text:span><text:span text:style-name="T11">Marakuya</text:span><text:span text:style-name="T10">"</text:span><text:span text:style-name="T6">,</text:span><text:span text:style-name="T2"> </text:span><text:span text:style-name="T5">18</text:span><text:span text:style-name="T6">],</text:span></text:p>
      <text:p text:style-name="P3"><text:span text:style-name="T2">    </text:span><text:span text:style-name="T6">[</text:span><text:span text:style-name="T10">"</text:span><text:span text:style-name="T11">Platano</text:span><text:span text:style-name="T10">"</text:span><text:span text:style-name="T6">,</text:span><text:span text:style-name="T2"> </text:span><text:span text:style-name="T5">12</text:span><text:span text:style-name="T6">],</text:span></text:p>
      <text:p text:style-name="P3"><text:span text:style-name="T2">    </text:span><text:span text:style-name="T6">[</text:span><text:span text:style-name="T10">"</text:span><text:span text:style-name="T11">Melocoton</text:span><text:span text:style-name="T10">"</text:span><text:span text:style-name="T6">,</text:span><text:span text:style-name="T2"> </text:span><text:span text:style-name="T5">12</text:span><text:span text:style-name="T6">],</text:span></text:p>
      <text:p text:style-name="P3"><text:span text:style-name="T2">    </text:span><text:span text:style-name="T6">[</text:span><text:span text:style-name="T10">"</text:span><text:span text:style-name="T11">Uvas</text:span><text:span text:style-name="T10">"</text:span><text:span text:style-name="T6">,</text:span><text:span text:style-name="T2"> </text:span><text:span text:style-name="T5">25</text:span><text:span text:style-name="T6">],</text:span></text:p>
      <text:p text:style-name="P3"><text:span text:style-name="T2">    </text:span><text:span text:style-name="T6">[</text:span><text:span text:style-name="T10">"</text:span><text:span text:style-name="T11">Piña</text:span><text:span text:style-name="T10">"</text:span><text:span text:style-name="T6">,</text:span><text:span text:style-name="T2"> </text:span><text:span text:style-name="T5">28</text:span><text:span text:style-name="T6">],</text:span></text:p>
      <text:p text:style-name="P3"><text:span text:style-name="T2">    </text:span><text:span text:style-name="T6">[</text:span><text:span text:style-name="T10">"</text:span><text:span text:style-name="T11">Pitahaya</text:span><text:span text:style-name="T10">"</text:span><text:span text:style-name="T6">,</text:span><text:span text:style-name="T2"> </text:span><text:span text:style-name="T5">10</text:span><text:span text:style-name="T6">]</text:span></text:p>
      <text:p text:style-name="P5">]);</text:p>
      <text:p text:style-name="Standard"/>
      <text:p text:style-name="P3"><text:span text:style-name="T4">for</text:span><text:span text:style-name="T6">(</text:span><text:span text:style-name="T1">let</text:span><text:span text:style-name="T6">[</text:span><text:span text:style-name="T3">fruta</text:span><text:span text:style-name="T6">,</text:span><text:span text:style-name="T2"> </text:span><text:span text:style-name="T3">precio</text:span><text:span text:style-name="T6">]</text:span><text:span text:style-name="T2"> </text:span><text:span text:style-name="T4">of</text:span><text:span text:style-name="T3"> compra</text:span><text:span text:style-name="T6">){</text:span></text:p>
      <text:p text:style-name="P3"><text:span text:style-name="T2">    </text:span><text:span text:style-name="T3">total</text:span><text:span text:style-name="T2"> </text:span><text:span text:style-name="T4">+=</text:span><text:span text:style-name="T2"> </text:span><text:span text:style-name="T3">precio</text:span><text:span text:style-name="T6">;</text:span></text:p>
      <text:p text:style-name="P3"><text:span text:style-name="T2">    </text:span><text:span text:style-name="T3">document</text:span><text:span text:style-name="T6">.</text:span><text:span text:style-name="T1">write</text:span><text:span text:style-name="T6">(</text:span><text:span text:style-name="T7">`</text:span><text:span text:style-name="T8">${</text:span><text:span text:style-name="T3">fruta</text:span><text:span text:style-name="T8">}</text:span><text:span text:style-name="T7">: </text:span><text:span text:style-name="T8">${</text:span><text:span text:style-name="T3">precio</text:span><text:span text:style-name="T8">}</text:span><text:span text:style-name="T7"> €&lt;/br&gt;`</text:span><text:span text:style-name="T6">);</text:span></text:p>
      <text:p text:style-name="Standard"/>
      <text:p text:style-name="P5">}</text:p>
      <text:p text:style-name="P3"><text:span text:style-name="T3">document</text:span><text:span text:style-name="T6">.</text:span><text:span text:style-name="T1">write</text:span><text:span text:style-name="T6">(</text:span><text:span text:style-name="T7">`&lt;/br&gt;Total: </text:span><text:span text:style-name="T8">${</text:span><text:span text:style-name="T3">total</text:span><text:span text:style-name="T8">}</text:span><text:span text:style-name="T7"> €`</text:span><text:span text:style-name="T6">);</text:span></text:p>
      <text:p text:style-name="Standard"/>
      <text:p text:style-name="P3"><text:span text:style-name="T1">let</text:span><text:span text:style-name="T2"> </text:span><text:span text:style-name="T3">IVA</text:span><text:span text:style-name="T2"> </text:span><text:span text:style-name="T4">=</text:span><text:span text:style-name="T2"> </text:span><text:span text:style-name="T6">(</text:span><text:span text:style-name="T3">total</text:span><text:span text:style-name="T2"> </text:span><text:span text:style-name="T4">*</text:span><text:span text:style-name="T2"> </text:span><text:span text:style-name="T5">16</text:span><text:span text:style-name="T6">)</text:span><text:span text:style-name="T2"> </text:span><text:span text:style-name="T4">/</text:span><text:span text:style-name="T2"> </text:span><text:span text:style-name="T5">100</text:span><text:span text:style-name="T6">;</text:span></text:p>
      <text:p text:style-name="Standard"/>
      <text:p text:style-name="P3"><text:span text:style-name="T3">document</text:span><text:span text:style-name="T6">.</text:span><text:span text:style-name="T1">write</text:span><text:span text:style-name="T6">(</text:span><text:span text:style-name="T7">`&lt;/br&gt;Con IVA: </text:span><text:span text:style-name="T8">${</text:span><text:span text:style-name="T3">IVA</text:span><text:span text:style-name="T8">}</text:span><text:span text:style-name="T7">€ (iva do 16%)`</text:span><text:span text:style-name="T6">);</text:span>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Ejercicio 4</text:p>
      <text:p text:style-name="P2"/>
      <text:p text:style-name="P4">/*</text:p>
      <text:p text:style-name="P3">Crea un algoritmo que resolva a serie de Fibonacci ata ese número</text:p>
      <text:p text:style-name="P3">A serie de Fibonacci empeza en 0, 1 e a partir de aí os seguintes </text:p>
      <text:p text:style-name="P3">números son a súa dos dous anteriores. 0,1,1,2,3,5,8,13. Pon </text:p>
      <text:p text:style-name="P3">o límite de n elementos que che indiquen por pantalla. </text:p>
      <text:p text:style-name="P3">Na serie de exemplo hai 8 elementos.</text:p>
      <text:p text:style-name="P3">*/</text:p>
      <text:p text:style-name="Standard"/>
      <text:p text:style-name="P3"><text:span text:style-name="T1">let</text:span><text:span text:style-name="T2"> </text:span><text:span text:style-name="T3">numero</text:span><text:span text:style-name="T2"> </text:span><text:span text:style-name="T4">=</text:span><text:span text:style-name="T2"> </text:span><text:span text:style-name="T1">prompt</text:span><text:span text:style-name="T6">(</text:span><text:span text:style-name="T10">"</text:span><text:span text:style-name="T11">Escribe un numero</text:span><text:span text:style-name="T10">"</text:span><text:span text:style-name="T6">);</text:span></text:p>
      <text:p text:style-name="Standard"/>
      <text:p text:style-name="P3"><text:span text:style-name="T1">let</text:span><text:span text:style-name="T2"> </text:span><text:span text:style-name="T3">fibonacci</text:span><text:span text:style-name="T2"> </text:span><text:span text:style-name="T4">=</text:span><text:span text:style-name="T2"> </text:span><text:span text:style-name="T6">[</text:span><text:span text:style-name="T5">0</text:span><text:span text:style-name="T6">,</text:span><text:span text:style-name="T2"> </text:span><text:span text:style-name="T5">1</text:span><text:span text:style-name="T6">];</text:span></text:p>
      <text:p text:style-name="Standard"/>
      <text:p text:style-name="P3"><text:span text:style-name="T4">for</text:span><text:span text:style-name="T6">(</text:span><text:span text:style-name="T1">let</text:span><text:span text:style-name="T2"> </text:span><text:span text:style-name="T3">i</text:span><text:span text:style-name="T2"> </text:span><text:span text:style-name="T4">=</text:span><text:span text:style-name="T2"> </text:span><text:span text:style-name="T5">2</text:span><text:span text:style-name="T6">;</text:span><text:span text:style-name="T3"> i </text:span><text:span text:style-name="T4">&lt;=</text:span><text:span text:style-name="T3"> numero</text:span><text:span text:style-name="T6">;</text:span><text:span text:style-name="T3"> i</text:span><text:span text:style-name="T4">++</text:span><text:span text:style-name="T6">){</text:span></text:p>
      <text:p text:style-name="P3"><text:span text:style-name="T2">    </text:span><text:span text:style-name="T3">fibonacci</text:span><text:span text:style-name="T6">[</text:span><text:span text:style-name="T3">i</text:span><text:span text:style-name="T6">]</text:span><text:span text:style-name="T2"> </text:span><text:span text:style-name="T4">=</text:span><text:span text:style-name="T2"> </text:span><text:span text:style-name="T3">fibonacci</text:span><text:span text:style-name="T6">[</text:span><text:span text:style-name="T3">i</text:span><text:span text:style-name="T2"> </text:span><text:span text:style-name="T4">-</text:span><text:span text:style-name="T2"> </text:span><text:span text:style-name="T5">1</text:span><text:span text:style-name="T6">]</text:span><text:span text:style-name="T2"> </text:span><text:span text:style-name="T4">+</text:span><text:span text:style-name="T2"> </text:span><text:span text:style-name="T3">fibonacci</text:span><text:span text:style-name="T6">[</text:span><text:span text:style-name="T3">i</text:span><text:span text:style-name="T2"> </text:span><text:span text:style-name="T4">-</text:span><text:span text:style-name="T2"> </text:span><text:span text:style-name="T5">2</text:span><text:span text:style-name="T6">];</text:span></text:p>
      <text:p text:style-name="P5">}</text:p>
      <text:p text:style-name="Standard"/>
      <text:p text:style-name="P3"><text:span text:style-name="T4">for</text:span><text:span text:style-name="T3"> </text:span><text:span text:style-name="T6">(</text:span><text:span text:style-name="T1">let</text:span><text:span text:style-name="T2"> </text:span><text:span text:style-name="T3">a</text:span><text:span text:style-name="T2"> </text:span><text:span text:style-name="T4">=</text:span><text:span text:style-name="T2"> </text:span><text:span text:style-name="T5">0</text:span><text:span text:style-name="T6">;</text:span><text:span text:style-name="T3"> a </text:span><text:span text:style-name="T4">&lt;=</text:span><text:span text:style-name="T3"> numero</text:span><text:span text:style-name="T6">;</text:span><text:span text:style-name="T3"> a</text:span><text:span text:style-name="T4">++</text:span><text:span text:style-name="T6">)</text:span><text:span text:style-name="T3"> </text:span><text:span text:style-name="T6">{</text:span></text:p>
      <text:p text:style-name="P3"><text:span text:style-name="T2">    </text:span><text:span text:style-name="T3">document</text:span><text:span text:style-name="T6">.</text:span><text:span text:style-name="T1">write</text:span><text:span text:style-name="T6">(</text:span><text:span text:style-name="T3">fibonacci</text:span><text:span text:style-name="T6">[</text:span><text:span text:style-name="T3">a</text:span><text:span text:style-name="T6">]);</text:span></text:p>
      <text:p text:style-name="P5">}</text:p>
      <text:p text:style-name="P2"/>
      <text:p text:style-name="P2"/>
      <text:p text:style-name="P6">Ejercicio 5</text:p>
      <text:p text:style-name="P2">Calcula la letra del DNI que se pasa por pantalla</text:p>
      <text:p text:style-name="P2"/>
      <text:p text:style-name="P3"><text:span text:style-name="T1">let</text:span><text:span text:style-name="T2"> </text:span><text:span text:style-name="T3">DNI</text:span><text:span text:style-name="T2"> </text:span><text:span text:style-name="T4">=</text:span><text:span text:style-name="T2"> </text:span><text:span text:style-name="T1">prompt</text:span><text:span text:style-name="T6">(</text:span><text:span text:style-name="T10">"</text:span><text:span text:style-name="T11">Escribe tu DNI sin la letra</text:span><text:span text:style-name="T10">"</text:span><text:span text:style-name="T6">);</text:span></text:p>
      <text:p text:style-name="Standard"/>
      <text:p text:style-name="P3"><text:span text:style-name="T1">let</text:span><text:span text:style-name="T2"> </text:span><text:span text:style-name="T3">tabla</text:span><text:span text:style-name="T2"> </text:span><text:span text:style-name="T4">=</text:span><text:span text:style-name="T2"> </text:span><text:span text:style-name="T4">new</text:span><text:span text:style-name="T2"> </text:span><text:span text:style-name="T9">Map</text:span><text:span text:style-name="T6">([</text:span></text:p>
      <text:p text:style-name="P3"><text:span text:style-name="T2">    </text:span><text:span text:style-name="T6">[</text:span><text:span text:style-name="T5">0</text:span><text:span text:style-name="T6">,</text:span><text:span text:style-name="T2"> </text:span><text:span text:style-name="T10">"</text:span><text:span text:style-name="T11">T</text:span><text:span text:style-name="T10">"</text:span><text:span text:style-name="T6">],</text:span></text:p>
      <text:p text:style-name="P3"><text:span text:style-name="T2">    </text:span><text:span text:style-name="T6">[</text:span><text:span text:style-name="T5">1</text:span><text:span text:style-name="T6">,</text:span><text:span text:style-name="T2"> </text:span><text:span text:style-name="T10">"</text:span><text:span text:style-name="T11">R</text:span><text:span text:style-name="T10">"</text:span><text:span text:style-name="T6">],</text:span></text:p>
      <text:p text:style-name="P3"><text:span text:style-name="T2">    </text:span><text:span text:style-name="T6">[</text:span><text:span text:style-name="T5">2</text:span><text:span text:style-name="T6">,</text:span><text:span text:style-name="T2"> </text:span><text:span text:style-name="T10">"</text:span><text:span text:style-name="T11">W</text:span><text:span text:style-name="T10">"</text:span><text:span text:style-name="T6">],</text:span></text:p>
      <text:p text:style-name="P3"><text:span text:style-name="T2">    </text:span><text:span text:style-name="T6">[</text:span><text:span text:style-name="T5">3</text:span><text:span text:style-name="T6">,</text:span><text:span text:style-name="T2"> </text:span><text:span text:style-name="T10">"</text:span><text:span text:style-name="T11">A</text:span><text:span text:style-name="T10">"</text:span><text:span text:style-name="T6">],</text:span></text:p>
      <text:p text:style-name="P3"><text:span text:style-name="T2">    </text:span><text:span text:style-name="T6">[</text:span><text:span text:style-name="T5">4</text:span><text:span text:style-name="T6">,</text:span><text:span text:style-name="T2"> </text:span><text:span text:style-name="T10">"</text:span><text:span text:style-name="T11">G</text:span><text:span text:style-name="T10">"</text:span><text:span text:style-name="T6">],</text:span></text:p>
      <text:p text:style-name="P3"><text:span text:style-name="T2">    </text:span><text:span text:style-name="T6">[</text:span><text:span text:style-name="T5">5</text:span><text:span text:style-name="T6">,</text:span><text:span text:style-name="T2"> </text:span><text:span text:style-name="T10">"</text:span><text:span text:style-name="T11">M</text:span><text:span text:style-name="T10">"</text:span><text:span text:style-name="T6">],</text:span></text:p>
      <text:p text:style-name="P3"><text:span text:style-name="T2">    </text:span><text:span text:style-name="T6">[</text:span><text:span text:style-name="T5">6</text:span><text:span text:style-name="T6">,</text:span><text:span text:style-name="T2"> </text:span><text:span text:style-name="T10">"</text:span><text:span text:style-name="T11">Y</text:span><text:span text:style-name="T10">"</text:span><text:span text:style-name="T6">],</text:span></text:p>
      <text:p text:style-name="P3"><text:span text:style-name="T2">    </text:span><text:span text:style-name="T6">[</text:span><text:span text:style-name="T5">7</text:span><text:span text:style-name="T6">,</text:span><text:span text:style-name="T2"> </text:span><text:span text:style-name="T10">"</text:span><text:span text:style-name="T11">F</text:span><text:span text:style-name="T10">"</text:span><text:span text:style-name="T6">],</text:span></text:p>
      <text:p text:style-name="P3"><text:span text:style-name="T2">    </text:span><text:span text:style-name="T6">[</text:span><text:span text:style-name="T5">8</text:span><text:span text:style-name="T6">,</text:span><text:span text:style-name="T2"> </text:span><text:span text:style-name="T10">"</text:span><text:span text:style-name="T11">P</text:span><text:span text:style-name="T10">"</text:span><text:span text:style-name="T6">],</text:span></text:p>
      <text:p text:style-name="P3"><text:span text:style-name="T2">    </text:span><text:span text:style-name="T6">[</text:span><text:span text:style-name="T5">9</text:span><text:span text:style-name="T6">,</text:span><text:span text:style-name="T2"> </text:span><text:span text:style-name="T10">"</text:span><text:span text:style-name="T11">D</text:span><text:span text:style-name="T10">"</text:span><text:span text:style-name="T6">],</text:span></text:p>
      <text:p text:style-name="P3"><text:span text:style-name="T2">    </text:span><text:span text:style-name="T6">[</text:span><text:span text:style-name="T5">10</text:span><text:span text:style-name="T6">,</text:span><text:span text:style-name="T2"> </text:span><text:span text:style-name="T10">"</text:span><text:span text:style-name="T11">X</text:span><text:span text:style-name="T10">"</text:span><text:span text:style-name="T6">],</text:span></text:p>
      <text:p text:style-name="P3"><text:span text:style-name="T2">    </text:span><text:span text:style-name="T6">[</text:span><text:span text:style-name="T5">11</text:span><text:span text:style-name="T6">,</text:span><text:span text:style-name="T2"> </text:span><text:span text:style-name="T10">"</text:span><text:span text:style-name="T11">B</text:span><text:span text:style-name="T10">"</text:span><text:span text:style-name="T6">],</text:span></text:p>
      <text:p text:style-name="P3"><text:span text:style-name="T2">    </text:span><text:span text:style-name="T6">[</text:span><text:span text:style-name="T5">12</text:span><text:span text:style-name="T6">,</text:span><text:span text:style-name="T2"> </text:span><text:span text:style-name="T10">"</text:span><text:span text:style-name="T11">N</text:span><text:span text:style-name="T10">"</text:span><text:span text:style-name="T6">],</text:span></text:p>
      <text:p text:style-name="P3"><text:span text:style-name="T2">    </text:span><text:span text:style-name="T6">[</text:span><text:span text:style-name="T5">13</text:span><text:span text:style-name="T6">,</text:span><text:span text:style-name="T2"> </text:span><text:span text:style-name="T10">"</text:span><text:span text:style-name="T11">J</text:span><text:span text:style-name="T10">"</text:span><text:span text:style-name="T6">],</text:span></text:p>
      <text:p text:style-name="P3"><text:span text:style-name="T2">    </text:span><text:span text:style-name="T6">[</text:span><text:span text:style-name="T5">14</text:span><text:span text:style-name="T6">,</text:span><text:span text:style-name="T2"> </text:span><text:span text:style-name="T10">"</text:span><text:span text:style-name="T11">Z</text:span><text:span text:style-name="T10">"</text:span><text:span text:style-name="T6">],</text:span></text:p>
      <text:p text:style-name="P3"><text:span text:style-name="T2">    </text:span><text:span text:style-name="T6">[</text:span><text:span text:style-name="T5">15</text:span><text:span text:style-name="T6">,</text:span><text:span text:style-name="T2"> </text:span><text:span text:style-name="T10">"</text:span><text:span text:style-name="T11">S</text:span><text:span text:style-name="T10">"</text:span><text:span text:style-name="T6">],</text:span></text:p>
      <text:p text:style-name="P3"><text:span text:style-name="T2">    </text:span><text:span text:style-name="T6">[</text:span><text:span text:style-name="T5">16</text:span><text:span text:style-name="T6">,</text:span><text:span text:style-name="T2"> </text:span><text:span text:style-name="T10">"</text:span><text:span text:style-name="T11">Q</text:span><text:span text:style-name="T10">"</text:span><text:span text:style-name="T6">],</text:span></text:p>
      <text:p text:style-name="P3"><text:span text:style-name="T2">    </text:span><text:span text:style-name="T6">[</text:span><text:span text:style-name="T5">17</text:span><text:span text:style-name="T6">,</text:span><text:span text:style-name="T2"> </text:span><text:span text:style-name="T10">"</text:span><text:span text:style-name="T11">V</text:span><text:span text:style-name="T10">"</text:span><text:span text:style-name="T6">],</text:span></text:p>
      <text:p text:style-name="P3"><text:span text:style-name="T2">    </text:span><text:span text:style-name="T6">[</text:span><text:span text:style-name="T5">18</text:span><text:span text:style-name="T6">,</text:span><text:span text:style-name="T2"> </text:span><text:span text:style-name="T10">"</text:span><text:span text:style-name="T11">H</text:span><text:span text:style-name="T10">"</text:span><text:span text:style-name="T6">],</text:span></text:p>
      <text:p text:style-name="P3"><text:span text:style-name="T2">    </text:span><text:span text:style-name="T6">[</text:span><text:span text:style-name="T5">19</text:span><text:span text:style-name="T6">,</text:span><text:span text:style-name="T2"> </text:span><text:span text:style-name="T10">"</text:span><text:span text:style-name="T11">L</text:span><text:span text:style-name="T10">"</text:span><text:span text:style-name="T6">],</text:span></text:p>
      <text:p text:style-name="P3"><text:soft-page-break/><text:span text:style-name="T2">    </text:span><text:span text:style-name="T6">[</text:span><text:span text:style-name="T5">20</text:span><text:span text:style-name="T6">,</text:span><text:span text:style-name="T2"> </text:span><text:span text:style-name="T10">"</text:span><text:span text:style-name="T11">C</text:span><text:span text:style-name="T10">"</text:span><text:span text:style-name="T6">],</text:span></text:p>
      <text:p text:style-name="P3"><text:span text:style-name="T2">    </text:span><text:span text:style-name="T6">[</text:span><text:span text:style-name="T5">21</text:span><text:span text:style-name="T6">,</text:span><text:span text:style-name="T2"> </text:span><text:span text:style-name="T10">"</text:span><text:span text:style-name="T11">K</text:span><text:span text:style-name="T10">"</text:span><text:span text:style-name="T6">],</text:span></text:p>
      <text:p text:style-name="P3"><text:span text:style-name="T2">    </text:span><text:span text:style-name="T6">[</text:span><text:span text:style-name="T5">22</text:span><text:span text:style-name="T6">,</text:span><text:span text:style-name="T2"> </text:span><text:span text:style-name="T10">"</text:span><text:span text:style-name="T11">E</text:span><text:span text:style-name="T10">"</text:span><text:span text:style-name="T6">],</text:span></text:p>
      <text:p text:style-name="P5">]);</text:p>
      <text:p text:style-name="Standard"/>
      <text:p text:style-name="P3"><text:span text:style-name="T1">let</text:span><text:span text:style-name="T2"> </text:span><text:span text:style-name="T3">resto</text:span><text:span text:style-name="T2"> </text:span><text:span text:style-name="T4">=</text:span><text:span text:style-name="T2"> </text:span><text:span text:style-name="T9">Number</text:span><text:span text:style-name="T6">(</text:span><text:span text:style-name="T3">DNI</text:span><text:span text:style-name="T6">)</text:span><text:span text:style-name="T2"> </text:span><text:span text:style-name="T4">%</text:span><text:span text:style-name="T2"> </text:span><text:span text:style-name="T5">23</text:span><text:span text:style-name="T6">;</text:span></text:p>
      <text:p text:style-name="Standard"/>
      <text:p text:style-name="P3"><text:span text:style-name="T4">for</text:span><text:span text:style-name="T6">(</text:span><text:span text:style-name="T1">let</text:span><text:span text:style-name="T2"> </text:span><text:span text:style-name="T6">[</text:span><text:span text:style-name="T3">numero</text:span><text:span text:style-name="T6">,</text:span><text:span text:style-name="T2"> </text:span><text:span text:style-name="T3">letra</text:span><text:span text:style-name="T6">]</text:span><text:span text:style-name="T2"> </text:span><text:span text:style-name="T4">of</text:span><text:span text:style-name="T3"> tabla</text:span><text:span text:style-name="T6">){</text:span></text:p>
      <text:p text:style-name="P3"><text:span text:style-name="T2">    </text:span><text:span text:style-name="T4">if</text:span><text:span text:style-name="T6">(</text:span><text:span text:style-name="T3">resto</text:span><text:span text:style-name="T2"> </text:span><text:span text:style-name="T4">==</text:span><text:span text:style-name="T2"> </text:span><text:span text:style-name="T3">numero</text:span><text:span text:style-name="T6">){</text:span></text:p>
      <text:p text:style-name="P3"><text:span text:style-name="T2">        </text:span><text:span text:style-name="T3">document</text:span><text:span text:style-name="T6">.</text:span><text:span text:style-name="T1">write</text:span><text:span text:style-name="T6">(</text:span><text:span text:style-name="T7">`La letra de tu DNI es </text:span><text:span text:style-name="T8">${</text:span><text:span text:style-name="T3">letra</text:span><text:span text:style-name="T8">}</text:span><text:span text:style-name="T7">`</text:span><text:span text:style-name="T6">);</text:span></text:p>
      <text:p text:style-name="P3"><text:span text:style-name="T2">    </text:span><text:span text:style-name="T6">}</text:span></text:p>
      <text:p text:style-name="P5">}</text:p>
      <text:p text:style-name="P2"/>
      <text:p text:style-name="P2"/>
      <text:p text:style-name="P6">Ejercicio 6</text:p>
      <text:p text:style-name="P2"/>
      <text:p text:style-name="P4">/*</text:p>
      <text:p text:style-name="P3">Crea un programa que amose os números impartes que non sexan </text:p>
      <text:p text:style-name="P3">múltiplos de 3 nin de 7 que hai dende o 100 ao 1. Fai as </text:p>
      <text:p text:style-name="P3">versións usando bucles: while, do while e for.</text:p>
      <text:p text:style-name="P3">*/</text:p>
      <text:p text:style-name="Standard"/>
      <text:p text:style-name="P3"><text:span text:style-name="T1">let</text:span><text:span text:style-name="T2"> </text:span><text:span text:style-name="T3">contador</text:span><text:span text:style-name="T2"> </text:span><text:span text:style-name="T4">=</text:span><text:span text:style-name="T2"> </text:span><text:span text:style-name="T5">0</text:span><text:span text:style-name="T6">;</text:span></text:p>
      <text:p text:style-name="Standard"/>
      <text:p text:style-name="P3"><text:span text:style-name="T4">while</text:span><text:span text:style-name="T6">(</text:span><text:span text:style-name="T3">contador </text:span><text:span text:style-name="T4">&lt;</text:span><text:span text:style-name="T3"> </text:span><text:span text:style-name="T5">100</text:span><text:span text:style-name="T6">){</text:span></text:p>
      <text:p text:style-name="P3"><text:span text:style-name="T2">    </text:span><text:span text:style-name="T3">contador</text:span><text:span text:style-name="T2"> </text:span><text:span text:style-name="T4">++</text:span><text:span text:style-name="T6">;</text:span></text:p>
      <text:p text:style-name="P3"><text:span text:style-name="T2">    </text:span><text:span text:style-name="T4">if</text:span><text:span text:style-name="T6">(</text:span><text:span text:style-name="T3">contador</text:span><text:span text:style-name="T2"> </text:span><text:span text:style-name="T4">!%</text:span><text:span text:style-name="T2"> </text:span><text:span text:style-name="T5">3</text:span><text:span text:style-name="T2"> </text:span><text:span text:style-name="T4">&amp;&amp;</text:span><text:span text:style-name="T2"> </text:span><text:span text:style-name="T3">contador</text:span><text:span text:style-name="T2"> </text:span><text:span text:style-name="T4">!%</text:span><text:span text:style-name="T2"> </text:span><text:span text:style-name="T5">7</text:span><text:span text:style-name="T6">){</text:span></text:p>
      <text:p text:style-name="P3"><text:span text:style-name="T2">        </text:span><text:span text:style-name="T3">document</text:span><text:span text:style-name="T6">.</text:span><text:span text:style-name="T1">write</text:span><text:span text:style-name="T6">(</text:span><text:span text:style-name="T3">contador</text:span><text:span text:style-name="T6">);</text:span></text:p>
      <text:p text:style-name="P3"><text:span text:style-name="T2">    </text:span><text:span text:style-name="T6">}</text:span></text:p>
      <text:p text:style-name="P5">}</text:p>
      <text:p text:style-name="Standard"/>
      <text:p text:style-name="P3"><text:span text:style-name="T4">do</text:span><text:span text:style-name="T6">{</text:span></text:p>
      <text:p text:style-name="P3"><text:span text:style-name="T2">    </text:span><text:span text:style-name="T3">contador</text:span><text:span text:style-name="T2"> </text:span><text:span text:style-name="T4">++</text:span><text:span text:style-name="T6">;</text:span></text:p>
      <text:p text:style-name="P3"><text:span text:style-name="T2">    </text:span><text:span text:style-name="T4">if</text:span><text:span text:style-name="T6">(</text:span><text:span text:style-name="T3">contador</text:span><text:span text:style-name="T2"> </text:span><text:span text:style-name="T4">!%</text:span><text:span text:style-name="T2"> </text:span><text:span text:style-name="T5">3</text:span><text:span text:style-name="T2"> </text:span><text:span text:style-name="T4">&amp;&amp;</text:span><text:span text:style-name="T2"> </text:span><text:span text:style-name="T3">contador</text:span><text:span text:style-name="T2"> </text:span><text:span text:style-name="T4">!%</text:span><text:span text:style-name="T2"> </text:span><text:span text:style-name="T5">7</text:span><text:span text:style-name="T6">){</text:span></text:p>
      <text:p text:style-name="P3"><text:span text:style-name="T2">        </text:span><text:span text:style-name="T3">document</text:span><text:span text:style-name="T6">.</text:span><text:span text:style-name="T1">write</text:span><text:span text:style-name="T6">(</text:span><text:span text:style-name="T3">contador</text:span><text:span text:style-name="T6">);</text:span></text:p>
      <text:p text:style-name="P3"><text:span text:style-name="T2">    </text:span><text:span text:style-name="T6">}</text:span></text:p>
      <text:p text:style-name="P3"><text:span text:style-name="T6">}</text:span><text:span text:style-name="T4">while</text:span><text:span text:style-name="T6">(</text:span><text:span text:style-name="T3">contador </text:span><text:span text:style-name="T4">&lt;</text:span><text:span text:style-name="T3"> </text:span><text:span text:style-name="T5">100</text:span><text:span text:style-name="T6">);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ed071" officeooo:paragraph-rsid="000ed07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esus Antonio Allo Castro<text:tab/><text:tab/>Ejercicios ausenci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20:46:05.356000000</meta:creation-date>
    <dc:date>2023-10-17T20:51:07.319000000</dc:date>
    <meta:editing-duration>PT5M2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4" meta:paragraph-count="135" meta:word-count="501" meta:character-count="3091" meta:non-whitespace-character-count="2471"/>
  </office:meta>
</office:document-meta>
</file>